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ab4" officeooo:paragraph-rsid="0015dab4" style:font-size-asian="18pt" style:font-size-complex="18pt"/>
    </style:style>
    <style:style style:name="P2" style:family="paragraph" style:parent-style-name="Standard">
      <style:text-properties fo:font-size="18pt" officeooo:rsid="0015dab4" officeooo:paragraph-rsid="0017bb0e" style:font-size-asian="18pt" style:font-size-complex="18pt"/>
    </style:style>
    <style:style style:name="P3" style:family="paragraph" style:parent-style-name="Standard">
      <style:text-properties fo:font-size="18pt" fo:font-style="italic" fo:font-weight="bold" officeooo:rsid="0015dab4" officeooo:paragraph-rsid="0015dab4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size="18pt" fo:font-style="italic" fo:font-weight="bold" officeooo:rsid="0015dab4" officeooo:paragraph-rsid="0017bb0e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2pt" officeooo:rsid="0015dab4" officeooo:paragraph-rsid="0015dab4" style:font-size-asian="12pt" style:font-size-complex="12pt"/>
    </style:style>
    <style:style style:name="P6" style:family="paragraph" style:parent-style-name="Standard">
      <style:text-properties fo:font-size="12pt" officeooo:rsid="0015dab4" officeooo:paragraph-rsid="0017bb0e" style:font-size-asian="12pt" style:font-size-complex="12pt"/>
    </style:style>
    <style:style style:name="P7" style:family="paragraph" style:parent-style-name="Standard">
      <style:text-properties fo:font-size="12pt" fo:font-style="normal" fo:font-weight="normal" officeooo:rsid="0015dab4" officeooo:paragraph-rsid="0015dab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5dab4" officeooo:paragraph-rsid="0017bb0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7bb0e" style:font-size-asian="12pt" style:font-size-complex="12pt"/>
    </style:style>
    <style:style style:name="T3" style:family="text">
      <style:text-properties style:font-size-asian="12pt"/>
    </style:style>
    <style:style style:name="T4" style:family="text">
      <style:text-properties officeooo:rsid="0017bb0e" style:font-size-asian="12pt"/>
    </style:style>
    <style:style style:name="T5" style:family="text">
      <style:text-properties officeooo:rsid="0017bb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ordination initialisation de structure: </text:p>
      <text:p text:style-name="P1"/>
      <text:p text:style-name="P5">- coordinateur_options_et_flags</text:p>
      <text:p text:style-name="P5"><text:tab/>- initialiser_options_formatage</text:p>
      <text:p text:style-name="P5"><text:tab/>- rechercher_specificateur</text:p>
      <text:p text:style-name="P5"><text:tab/>- analyser_drapeaux_format</text:p>
      <text:p text:style-name="P5"><text:tab/>- traiter_option_numerique</text:p>
      <text:p text:style-name="P5"><text:tab/><text:tab/>- compter_pourcent_jusquau_specifieur</text:p>
      <text:p text:style-name="P5"><text:tab/><text:tab/>- convertir_espace_chaine_en_entier</text:p>
      <text:p text:style-name="P5"><text:tab/><text:tab/>- compter_point_jusquau_specifieur</text:p>
      <text:p text:style-name="P5"><text:tab/><text:tab/>- convertir_precision_chaine_en_entier</text:p>
      <text:p text:style-name="P1"/>
      <text:p text:style-name="P3">Coordination de distribution sommaire:</text:p>
      <text:p text:style-name="P1"/>
      <text:p text:style-name="P5">- distribution_aux_gestionnaire_de_specificateur</text:p>
      <text:p text:style-name="P5"><text:tab/>- gerer_option_caractere…</text:p>
      <text:p text:style-name="P5"><text:tab/>- gerer_option_chaine...</text:p>
      <text:p text:style-name="P5"><text:tab/>-</text:p>
      <text:p text:style-name="P5"><text:tab/>-</text:p>
      <text:p text:style-name="P5"><text:tab/>-</text:p>
      <text:p text:style-name="P5"><text:tab/>-</text:p>
      <text:p text:style-name="P5"><text:tab/>-</text:p>
      <text:p text:style-name="P5"><text:tab/>-</text:p>
      <text:p text:style-name="P1"/>
      <text:p text:style-name="P3">Coordination de la gestion des option de %c:</text:p>
      <text:p text:style-name="P3"/>
      <text:p text:style-name="P7">- <text:s/><text:span text:style-name="T3">gerer_option_caractere</text:span></text:p>
      <text:p text:style-name="P7"><text:tab/>- envoyer_caracter_impression</text:p>
      <text:p text:style-name="P7"><text:tab/><text:tab/>- imprimer_caractere_ignorer_flag</text:p>
      <text:p text:style-name="P7"><text:tab/><text:tab/>- imprimer_caractere_avec_espaces</text:p>
      <text:p text:style-name="P7"/>
      <text:p text:style-name="P7"/>
      <text:p text:style-name="P3">Coordination de la gestion des option de %s:</text:p>
      <text:p text:style-name="P1"/>
      <text:p text:style-name="P5">- gerer_option_chaine</text:p>
      <text:p text:style-name="P5"><text:tab/>- imprimer_chaine_avec_espace</text:p>
      <text:p text:style-name="P5"><text:tab/>- imprimer_chaine_avec_minus_precision_et_espace</text:p>
      <text:p text:style-name="P5"><text:tab/>- imprimer_chaine_avec_precision_et_espac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Modification prévue:</text:p>
      <text:p text:style-name="P9"/>
      <text:p text:style-name="P4">Coordination initialisation de structure: </text:p>
      <text:p text:style-name="P2"/>
      <text:p text:style-name="P6">- <text:span text:style-name="T5">coordination__initialisation_structure / </text:span>coordinateur_options_et_flags</text:p>
      <text:p text:style-name="P6"><text:tab/>- <text:span text:style-name="T5">initialisation_ par_default_structure / </text:span>initialiser_options_formatage</text:p>
      <text:p text:style-name="P6"><text:tab/>- recherche_specificateur / rechercher_specificateur</text:p>
      <text:p text:style-name="P6"><text:tab/>- <text:span text:style-name="T5">recherche</text:span>_drapeaux / analyser_drapeaux_format</text:p>
      <text:p text:style-name="P6"><text:tab/>- <text:span text:style-name="T5">recherche_valeur_espace_precision / </text:span>traiter_option_numerique</text:p>
      <text:p text:style-name="P6"><text:tab/><text:tab/>- compter_pourcent_jusquau_specifieur</text:p>
      <text:p text:style-name="P6"><text:tab/><text:tab/>- <text:span text:style-name="T5">recuperation_taille_champs / </text:span>convertir_espace_chaine_en_entier</text:p>
      <text:p text:style-name="P6"><text:tab/><text:tab/>- compter_point_jusquau_specifieur</text:p>
      <text:p text:style-name="P6"><text:tab/><text:tab/>- <text:span text:style-name="T5">recuperation_taille_precision / </text:span>convertir_precision_chaine_en_entier</text:p>
      <text:p text:style-name="P2"><text:tab/><text:span text:style-name="T1">- </text:span><text:span text:style-name="T2">coordination_distribution_sommaire / </text:span><text:span text:style-name="T1">distribution_aux_gestionnaire_de_specificateur...</text:span></text:p>
      <text:p text:style-name="P2"/>
      <text:p text:style-name="P4">Coordination de distribution sommaire:</text:p>
      <text:p text:style-name="P2"/>
      <text:p text:style-name="P6">- <text:span text:style-name="T5">coordination_distribution_sommaire / </text:span>distribution_aux_gestionnaire_de_specificateur</text:p>
      <text:p text:style-name="P6"><text:tab/>- <text:span text:style-name="T5">gestionnaire_caractere_avec_option / </text:span>gerer_option_caractere…</text:p>
      <text:p text:style-name="P6"><text:tab/>- <text:span text:style-name="T5">gestionnaire_chaine_avec_option / </text:span>gerer_option_chaine...</text:p>
      <text:p text:style-name="P6"><text:tab/>- <text:span text:style-name="T5">gestionnaire_adresse_avec_option</text:span></text:p>
      <text:p text:style-name="P6"><text:tab/>- <text:span text:style-name="T5">gestionnaire_entier_signe_avec_option</text:span></text:p>
      <text:p text:style-name="P6"><text:tab/>- <text:span text:style-name="T5">gestionnaire_entier_non_signe_avec_option</text:span></text:p>
      <text:p text:style-name="P6"><text:tab/>- <text:span text:style-name="T5">gestionnaire_hexa_minuscule_avec_option</text:span></text:p>
      <text:p text:style-name="P6"><text:tab/>- <text:span text:style-name="T5">gestionnaire_hexa_majuscule_avec_option</text:span></text:p>
      <text:p text:style-name="P2"/>
      <text:p text:style-name="P4">Coordination de la gestion des option de %c:</text:p>
      <text:p text:style-name="P4"/>
      <text:p text:style-name="P8">- <text:s/><text:span text:style-name="T3"><text:s/></text:span><text:span text:style-name="T4">gestionnaire_caractere_avec_option / </text:span><text:span text:style-name="T3">gerer_option_caractere</text:span></text:p>
      <text:p text:style-name="P8"><text:tab/>- envoyer_caracter<text:span text:style-name="T5">e</text:span>_impression / envoyer_caracter_impression</text:p>
      <text:p text:style-name="P8"><text:tab/><text:tab/>- imprimer_caractere_<text:span text:style-name="T5">sans</text:span>_flag / imprimer_caractere_ignorer_flag</text:p>
      <text:p text:style-name="P8"><text:tab/><text:tab/>- imprimer_caractere_avec_espaces</text:p>
      <text:p text:style-name="P8"/>
      <text:p text:style-name="P8"/>
      <text:p text:style-name="P4">Coordination de la gestion des option de %s:</text:p>
      <text:p text:style-name="P2"/>
      <text:p text:style-name="P6">- <text:span text:style-name="T5">gestionnaire_chaine_avec_option / </text:span>gerer_option_chaine</text:p>
      <text:p text:style-name="P6"><text:tab/>- imprimer_chaine_avec_espace</text:p>
      <text:p text:style-name="P6"><text:tab/>- imprimer_chaine_avec_minus_precision_et_espace</text:p>
      <text:p text:style-name="P6"><text:tab/>- imprimer_chaine_avec_precision_et_espace</text:p>
      <text:p text:style-name="P6"/>
      <text:p text:style-name="P6"/>
      <text:p text:style-name="P4"/>
      <text:p text:style-name="P4"/>
      <text:p text:style-name="P4"><text:soft-page-break/>Coordination de la gestion des option de %<text:span text:style-name="T5">p</text:span>:</text:p>
      <text:p text:style-name="P4"/>
      <text:p text:style-name="P4">Coordination de la gestion des option de %<text:span text:style-name="T5">d</text:span>:</text:p>
      <text:p text:style-name="P4"/>
      <text:p text:style-name="P4">Coordination de la gestion des option de %<text:span text:style-name="T5">i</text:span>:</text:p>
      <text:p text:style-name="P4"/>
      <text:p text:style-name="P4">Coordination de la gestion des option de %<text:span text:style-name="T5">u</text:span>:</text:p>
      <text:p text:style-name="P4"/>
      <text:p text:style-name="P4">Coordination de la gestion des option de %<text:span text:style-name="T5">x</text:span>:</text:p>
      <text:p text:style-name="P4"/>
      <text:p text:style-name="P4">Coordination de la gestion des option de %<text:span text:style-name="T5">X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1-05T18:43:42.620242956</dc:date>
    <meta:editing-duration>PT57M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67" meta:word-count="227" meta:character-count="2717" meta:non-whitespace-character-count="2496"/>
  </office:meta>
</office:document-meta>
</file>